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Exalted">
      <style:paragraph-properties fo:text-align="start" style:justify-single-word="false"/>
      <style:text-properties officeooo:paragraph-rsid="0007bc51"/>
    </style:style>
    <style:style style:name="P7" style:family="paragraph" style:parent-style-name="Exalted">
      <style:text-properties officeooo:paragraph-rsid="0009b900"/>
    </style:style>
    <style:style style:name="P8" style:family="paragraph" style:parent-style-name="Exalted">
      <style:paragraph-properties fo:break-before="column"/>
    </style:style>
    <style:style style:name="T1" style:family="text"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7bc51"/>
    </style:style>
    <style:style style:name="T4" style:family="text">
      <style:text-properties officeooo:rsid="0009b900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3" text:outline-level="1">Charms</text:h>
        <text:h text:style-name="P5" text:outline-level="3"><text:span text:style-name="T1">Faultless Ceremony</text:span></text:h>
        <text:p text:style-name="P6"><text:span text:style-name="T2">Cost: </text:span>2m<text:line-break/><text:span text:style-name="T2">Type:</text:span> Simple; <text:span text:style-name="T3">Week</text:span><text:line-break/><text:span text:style-name="T2">Mins:</text:span> Performance 2, Serenity 1</text:p>
        <text:p text:style-name="Exalted">On completing a Project worth at least 10 PR, and that results in a grandiose ceremony--anything from a newborn’s naming to a funeral--the Celestial Bureaucracy smiles on those non-Exalted citizens who performed in the ceremony, blessing the inhabitants. Crops grow larger, harmony and peace is enjoyed, and so on for a month. Any attempts to disrupt this Fate receives -1 success on their attempts.</text:p>
        <text:h text:style-name="P4" text:outline-level="3">Perfection in Life</text:h>
        <text:p text:style-name="P7"><text:span text:style-name="T2">Cost: </text:span>5m<text:line-break/><text:span text:style-name="T2">Type:</text:span> Simple; <text:span text:style-name="T4">Day</text:span><text:line-break/><text:span text:style-name="T2">Mins:</text:span> Performance 2, Serenity 2</text:p>
        <text:p text:style-name="Exalted">The Sidereal performs in front of a group no larger than 100 people, rolling a (Charisma + Performance) Action Roll, while leveraging a particular Intimacy. Any audience member in concordance with that Intimacy, and with a Resolve less than what was rolled gains +1 to their Resolve for a Day.</text:p>
        <text:h text:style-name="P4" text:outline-level="3">Defense of Shining Joy</text:h>
        <text:p text:style-name="P7"><text:span text:style-name="T2">Cost: </text:span>5m, 2i<text:line-break/><text:span text:style-name="T2">Type:</text:span> Simple; <text:span text:style-name="T4">Scene</text:span><text:line-break/><text:span text:style-name="T2">Mins:</text:span> Performance 3, Serenity 2</text:p>
        <text:p text:style-name="Exalted">Assisting another with the glorious tempo, the Sidereal gifts <text:s/>+(Performance)/2 to the target’s Evasion. The Sidereal may only grant this to (Essence) targets, and may not give it to herself.</text:p>
        <text:p text:style-name="P8"/>
        <text:h text:style-name="Heading_20_1" text:outline-level="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Arial1" fo:font-family="Arial" style:font-family-generic="swiss" style:font-pitch="variable" fo:font-size="12pt" fo:language="en" fo:country="none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15:06:34.448000000</dc:date>
    <meta:editing-cycles>10</meta:editing-cycles>
    <meta:editing-duration>PT5M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12" meta:word-count="189" meta:character-count="1130" meta:non-whitespace-character-count="954"/>
  </office:meta>
</office:document-meta>
</file>